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text-properties style:font-name="Quicksand Light" fo:font-size="14pt" fo:font-weight="bold" officeooo:rsid="0010f60a" officeooo:paragraph-rsid="0010f60a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Quicksand Light" fo:font-size="13pt" officeooo:rsid="0010f60a" officeooo:paragraph-rsid="0010f60a" style:font-size-asian="13pt" style:font-size-complex="13pt"/>
    </style:style>
    <style:style style:name="P3" style:family="paragraph" style:parent-style-name="Preformatted_20_Text">
      <style:text-properties officeooo:rsid="0010f60a" officeooo:paragraph-rsid="0010f60a"/>
    </style:style>
    <style:style style:name="P4" style:family="paragraph" style:parent-style-name="Standard">
      <style:text-properties officeooo:rsid="0010f60a" officeooo:paragraph-rsid="0010f60a"/>
    </style:style>
    <style:style style:name="T1" style:family="text">
      <style:text-properties style:font-name="Quicksand Light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ируальное окружение в vscode</text:p>
      <text:p text:style-name="P2">1. Установка модулей venv</text:p>
      <text:p text:style-name="P2">sudo apt update </text:p>
      <text:p text:style-name="P3"><text:span text:style-name="Source_20_Text"><text:span text:style-name="T1">sudo apt install python3-venv</text:span></text:span></text:p>
      <text:p text:style-name="P2">2. Создание окружения</text:p>
      <text:p text:style-name="P3"><text:span text:style-name="Source_20_Text"><text:span text:style-name="T1">python3 -m venv .venv</text:span></text:span></text:p>
      <text:p text:style-name="P2">3. Активация</text:p>
      <text:p text:style-name="P3"><text:span text:style-name="Source_20_Text"><text:span text:style-name="T1">source .venv/bin/activate</text:span></text:span></text:p>
      <text:p text:style-name="P2">4. Работа с библиотеками</text:p>
      <text:p text:style-name="P3"><text:span text:style-name="Source_20_Text"><text:span text:style-name="T1">pip install &lt;имя_библиотеки&gt;</text:span></text:span></text:p>
      <text:p text:style-name="P2">5. Деактивация(выход из окружения)</text:p>
      <text:p text:style-name="P3"><text:span text:style-name="Source_20_Text"><text:span text:style-name="T1">deactivate</text:span>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6T16:10:00.335183296</meta:creation-date>
    <dc:date>2026-03-06T16:14:20.829395677</dc:date>
    <meta:editing-duration>PT4M21S</meta:editing-duration>
    <meta:editing-cycles>1</meta:editing-cycles>
    <meta:document-statistic meta:table-count="0" meta:image-count="0" meta:object-count="0" meta:page-count="1" meta:paragraph-count="12" meta:word-count="38" meta:character-count="274" meta:non-whitespace-character-count="247"/>
    <meta:generator>LibreOffice/25.2.3.2$Linux_X86_64 LibreOffice_project/520$Build-2</meta:generator>
  </office:meta>
</office:document-meta>
</file>